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40M31.000S" table:style-name="ce9">
            <text:p>10:40:31</text:p>
          </table:table-cell>
          <table:table-cell office:value-type="string" table:style-name="ce12">
            <text:p>Last</text:p>
          </table:table-cell>
          <table:table-cell office:value-type="time" office:time-value="PT10H42M31.000S" table:style-name="ce9">
            <text:p>10:42:3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9599999999999991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7.220000000000006" table:style-name="ce14">
            <text:p>47.2</text:p>
          </table:table-cell>
          <table:table-cell office:value-type="float" office:value="13.5" table:style-name="ce14">
            <text:p>13.5</text:p>
          </table:table-cell>
          <table:table-cell office:value-type="float" office:value="0.02" table:style-name="ce14">
            <text:p>0.0</text:p>
          </table:table-cell>
          <table:table-cell office:value-type="float" office:value="39.260000000000005" table:style-name="ce14">
            <text:p>39.3</text:p>
          </table:table-cell>
          <table:table-cell office:value-type="float" office:value="60.720000000000006" table:style-name="ce14">
            <text:p>60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.2" table:style-name="ce14">
            <text:p>78.2</text:p>
          </table:table-cell>
          <table:table-cell office:value-type="float" office:value="24.6" table:style-name="ce14">
            <text:p>24.6</text:p>
          </table:table-cell>
          <table:table-cell office:value-type="float" office:value="0.1" table:style-name="ce14">
            <text:p>0.1</text:p>
          </table:table-cell>
          <table:table-cell office:value-type="float" office:value="97.7" table:style-name="ce14">
            <text:p>97.7</text:p>
          </table:table-cell>
          <table:table-cell office:value-type="float" office:value="95.1" table:style-name="ce14">
            <text:p>95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130H42M1.000S" table:style-name="ce9">
            <text:p>10:42:0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6560779330792035" table:style-name="ce14">
            <text:p>1.7</text:p>
          </table:table-cell>
          <table:table-cell office:value-type="float" office:value="1.8222222222222224" table:style-name="ce14">
            <text:p>1.8</text:p>
          </table:table-cell>
          <table:table-cell office:value-type="float" office:value="5" table:style-name="ce14">
            <text:p>5.0</text:p>
          </table:table-cell>
          <table:table-cell office:value-type="float" office:value="2.4885379521141107" table:style-name="ce14">
            <text:p>2.5</text:p>
          </table:table-cell>
          <table:table-cell office:value-type="float" office:value="1.5662055335968377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6.09200000000001" table:style-name="ce13">
            <text:p>16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06T00:00:00" table:style-name="ce5">
            <text:p>06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40.300S" table:style-name="ce6">
            <text:p>00:10: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369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8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36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84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4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47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7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4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630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6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47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4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62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99572 0 21533 1078062 6540 0 717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4923 0 5020 267801 1588 0 35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5994 0 5780 268061 2349 0 12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2366 0 4994 273554 1340 0 104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6287 0 5738 268645 1261 0 12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024689 53 368 0 0 0 0 2 0 1 0 0 0 231 0 16588 69 0 0 0 0 0 0 0 22 0 0 0 0 0 0 0 0 18760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958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686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9642829 0 483141 59349 8595345 16628 0 363 125009 227 362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010185934 8548077 <text:s text:c="3"/>0 <text:s text:c="3"/>0 <text:s text:c="3"/>0 <text:s text:c="4"/>0 <text:s text:c="9"/>0 <text:s text:c="8"/>0 4010185934 854807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4924700 <text:s text:c="2"/>91564 <text:s text:c="3"/>0 <text:s/>100 <text:s text:c="3"/>0 <text:s text:c="4"/>0 <text:s text:c="9"/>0 <text:s text:c="8"/>0 198826760 <text:s/>16714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60 10315 724350 239636 4623 137698 1141600 1453672 0 81956 1693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58 10284 723298 239144 4623 137698 1141600 1453672 0 81848 1693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304 0 0 0 0 0 304 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11 124539 21 19 5 54 24 51 20 0 1 0 4 2932736 399 4294967295 12636160 12735996 0 0 0 0 0 4096 536946211 4294967295 0 0 0 3 0 0 17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1565 errors:0 dropped:10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6714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925028 (14.9 MB) <text:s/>TX bytes:198826760 (198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54807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54807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10185934 (4.0 GB) <text:s/>TX bytes:4010185934 (4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1 <text:s text:c="5"/>294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1.5" table:style-name="ce1">
            <text:p>1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6.1" table:style-name="ce1">
            <text:p>46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45.6" table:style-name="ce1">
            <text:p>45.6</text:p>
          </table:table-cell>
          <table:table-cell office:value-type="float" office:value="54.400000000000006" table:style-name="ce1">
            <text:p>5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78.2" table:style-name="ce1">
            <text:p>78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95.1" table:style-name="ce1">
            <text:p>9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6.8" table:style-name="ce1">
            <text:p>16.8</text:p>
          </table:table-cell>
          <table:table-cell office:value-type="float" office:value="0.1" table:style-name="ce1">
            <text:p>0.1</text:p>
          </table:table-cell>
          <table:table-cell office:value-type="float" office:value="14.2" table:style-name="ce1">
            <text:p>14.2</text:p>
          </table:table-cell>
          <table:table-cell office:value-type="float" office:value="85.7" table:style-name="ce1">
            <text:p>8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41.4" table:style-name="ce1">
            <text:p>41.4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33.9" table:style-name="ce1">
            <text:p>33.9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220000000000006" table:style-name="ce1">
            <text:p>47.22</text:p>
          </table:table-cell>
          <table:table-cell office:value-type="float" office:value="13.5" table:style-name="ce1">
            <text:p>13.5</text:p>
          </table:table-cell>
          <table:table-cell office:value-type="float" office:value="0.02" table:style-name="ce1">
            <text:p>0.02</text:p>
          </table:table-cell>
          <table:table-cell office:value-type="float" office:value="39.260000000000005" table:style-name="ce1">
            <text:p>39.26</text:p>
          </table:table-cell>
          <table:table-cell office:value-type="float" office:value="60.720000000000006" table:style-name="ce1">
            <text:p>60.72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7.019999999999996" table:style-name="ce11">
            <text:p>47.0</text:p>
          </table:table-cell>
          <table:table-cell office:value-type="float" office:value="13.76" table:style-name="ce11">
            <text:p>13.8</text:p>
          </table:table-cell>
          <table:table-cell office:value-type="float" office:value="0.1" table:style-name="ce11">
            <text:p>0.1</text:p>
          </table:table-cell>
          <table:table-cell office:value-type="float" office:value="39.080000000000005" table:style-name="ce11">
            <text:p>3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8.760000000000005" table:style-name="ce11">
            <text:p>48.8</text:p>
          </table:table-cell>
          <table:table-cell office:value-type="float" office:value="13.24" table:style-name="ce11">
            <text:p>13.2</text:p>
          </table:table-cell>
          <table:table-cell office:value-type="float" office:value="0.18" table:style-name="ce11">
            <text:p>0.2</text:p>
          </table:table-cell>
          <table:table-cell office:value-type="float" office:value="37.819999999999993" table:style-name="ce11">
            <text:p>3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9.279999999999994" table:style-name="ce11">
            <text:p>49.3</text:p>
          </table:table-cell>
          <table:table-cell office:value-type="float" office:value="14.239999999999998" table:style-name="ce11">
            <text:p>14.2</text:p>
          </table:table-cell>
          <table:table-cell office:value-type="float" office:value="0.1" table:style-name="ce11">
            <text:p>0.1</text:p>
          </table:table-cell>
          <table:table-cell office:value-type="float" office:value="36.4" table:style-name="ce11">
            <text:p>3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8.92" table:style-name="ce11">
            <text:p>48.9</text:p>
          </table:table-cell>
          <table:table-cell office:value-type="float" office:value="13.540000000000001" table:style-name="ce11">
            <text:p>13.5</text:p>
          </table:table-cell>
          <table:table-cell office:value-type="float" office:value="0.13999999999999999" table:style-name="ce11">
            <text:p>0.1</text:p>
          </table:table-cell>
          <table:table-cell office:value-type="float" office:value="37.379999999999995" table:style-name="ce11">
            <text:p>37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0" table:style-name="ce1">
            <text:p>0</text:p>
          </table:table-cell>
          <table:table-cell office:value-type="float" office:value="86.2" table:style-name="ce1">
            <text:p>86.2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0" table:style-name="ce1">
            <text:p>0</text:p>
          </table:table-cell>
          <table:table-cell office:value-type="float" office:value="2079.4" table:style-name="ce1">
            <text:p>2079.4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0" table:style-name="ce1">
            <text:p>0</text:p>
          </table:table-cell>
          <table:table-cell office:value-type="float" office:value="2129.8000000000002" table:style-name="ce1">
            <text:p>2129.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0" table:style-name="ce1">
            <text:p>0</text:p>
          </table:table-cell>
          <table:table-cell office:value-type="float" office:value="1241" table:style-name="ce1">
            <text:p>1241</text:p>
          </table:table-cell>
          <table:table-cell office:value-type="float" office:value="10.199999999999999" table:style-name="ce1">
            <text:p>10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107.28" table:formula="msoxl:=AVERAGE(C2:C6)" table:style-name="ce8">
            <text:p>1107.3</text:p>
          </table:table-cell>
          <table:table-cell office:value-type="float" office:value="6.9599999999999991" table:formula="msoxl:=AVERAGE(D2:D6)" table:style-name="ce8">
            <text:p>7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772.54512824217954" table:formula="msoxl:=IF(C8=0,0,MAX(SUMPRODUCT(C2:C6,C2:C6)/SUM(C2:C6)-C8,0))" table:style-name="ce8">
            <text:p>772.5</text:p>
          </table:table-cell>
          <table:table-cell office:value-type="float" office:value="4.2078160919540242" table:formula="msoxl:=IF(D8=0,0,MAX(SUMPRODUCT(D2:D6,D2:D6)/SUM(D2:D6)-D8,0))" table:style-name="ce8">
            <text:p>4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49.97487175782067" table:formula="msoxl:=ABS(MAX(C2:C6)-C8-C9)" table:style-name="ce8">
            <text:p>250.0</text:p>
          </table:table-cell>
          <table:table-cell office:value-type="float" office:value="3.8321839080459768" table:formula="msoxl:=ABS(MAX(D2:D6)-D8-D9)" table:style-name="ce8">
            <text:p>3.8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" table:style-name="ce1">
            <text:p>76</text:p>
          </table:table-cell>
          <table:table-cell table:number-columns-repeated="1612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278.5" table:style-name="ce1">
            <text:p>278.5</text:p>
          </table:table-cell>
          <table:table-cell office:value-type="float" office:value="278.5" table:style-name="ce1">
            <text:p>27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7" table:style-name="ce1">
            <text:p>557</text:p>
          </table:table-cell>
          <table:table-cell table:number-columns-repeated="1612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142.6" table:style-name="ce1">
            <text:p>142.6</text:p>
          </table:table-cell>
          <table:table-cell office:value-type="float" office:value="142.6" table:style-name="ce1">
            <text:p>14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5.2" table:style-name="ce1">
            <text:p>285.2</text:p>
          </table:table-cell>
          <table:table-cell table:number-columns-repeated="1612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120.9" table:style-name="ce1">
            <text:p>120.9</text:p>
          </table:table-cell>
          <table:table-cell office:value-type="float" office:value="120.9" table:style-name="ce1">
            <text:p>12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1.8" table:style-name="ce1">
            <text:p>24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6" table:formula="msoxl:=AVERAGE(B2:B6)" table:style-name="ce8">
            <text:p>116.0</text:p>
          </table:table-cell>
          <table:table-cell office:value-type="float" office:value="116" table:formula="msoxl:=AVERAGE(C2:C6)" table:style-name="ce8">
            <text:p>116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0.478999999999985" table:formula="msoxl:=IF(B8=0,0,MAX(SUMPRODUCT(B2:B6,B2:B6)/SUM(B2:B6)-B8,0))" table:style-name="ce8">
            <text:p>80.5</text:p>
          </table:table-cell>
          <table:table-cell office:value-type="float" office:value="80.478999999999985" table:formula="msoxl:=IF(C8=0,0,MAX(SUMPRODUCT(C2:C6,C2:C6)/SUM(C2:C6)-C8,0))" table:style-name="ce8">
            <text:p>80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2.021000000000015" table:formula="msoxl:=ABS(MAX(B2:B6)-B8-B9)" table:style-name="ce8">
            <text:p>82.0</text:p>
          </table:table-cell>
          <table:table-cell office:value-type="float" office:value="82.021000000000015" table:formula="msoxl:=ABS(MAX(C2:C6)-C8-C9)" table:style-name="ce8">
            <text:p>82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6.47899999999998" table:formula="msoxl:=B8+ B9" table:style-name="ce8">
            <text:p>196.5</text:p>
          </table:table-cell>
          <table:table-cell office:value-type="float" office:value="196.47899999999998" table:formula="msoxl:=C8+ C9" table:style-name="ce8">
            <text:p>196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" table:formula="msoxl:=AVERAGE(B2:B6)" table:style-name="ce8">
            <text:p>1.8</text:p>
          </table:table-cell>
          <table:table-cell office:value-type="float" office:value="1.8" table:formula="msoxl:=AVERAGE(C2:C6)" table:style-name="ce8">
            <text:p>1.8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88888888888889" table:formula="msoxl:=IF(B8=0,0,MAX(SUMPRODUCT(B2:B6,B2:B6)/SUM(B2:B6)-B8,0))" table:style-name="ce8">
            <text:p>1.3</text:p>
          </table:table-cell>
          <table:table-cell office:value-type="float" office:value="1.288888888888889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1111111111111067" table:formula="msoxl:=ABS(MAX(B2:B6)-B8-B9)" table:style-name="ce8">
            <text:p>0.8</text:p>
          </table:table-cell>
          <table:table-cell office:value-type="float" office:value="0.81111111111111067" table:formula="msoxl:=ABS(MAX(C2:C6)-C8-C9)" table:style-name="ce8">
            <text:p>0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088888888888889" table:formula="msoxl:=B8+ B9" table:style-name="ce8">
            <text:p>3.1</text:p>
          </table:table-cell>
          <table:table-cell office:value-type="float" office:value="3.088888888888889" table:formula="msoxl:=C8+ C9" table:style-name="ce8">
            <text:p>3.1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3.1" table:style-name="ce1">
            <text:p>43.1</text:p>
          </table:table-cell>
          <table:table-cell office:value-type="float" office:value="43.1" table:style-name="ce1">
            <text:p>4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.2" table:style-name="ce1">
            <text:p>86.2</text:p>
          </table:table-cell>
          <table:table-cell table:number-columns-repeated="1612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1039.7" table:style-name="ce1">
            <text:p>1039.7</text:p>
          </table:table-cell>
          <table:table-cell office:value-type="float" office:value="1039.7" table:style-name="ce1">
            <text:p>103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79.4" table:style-name="ce1">
            <text:p>2079.4</text:p>
          </table:table-cell>
          <table:table-cell table:number-columns-repeated="1612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1064.9000000000001" table:style-name="ce1">
            <text:p>1064.9</text:p>
          </table:table-cell>
          <table:table-cell office:value-type="float" office:value="1064.9000000000001" table:style-name="ce1">
            <text:p>106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29.8000000000002" table:style-name="ce1">
            <text:p>2129.8</text:p>
          </table:table-cell>
          <table:table-cell table:number-columns-repeated="1612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620.5" table:style-name="ce1">
            <text:p>620.5</text:p>
          </table:table-cell>
          <table:table-cell office:value-type="float" office:value="620.5" table:style-name="ce1">
            <text:p>6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41" table:style-name="ce1">
            <text:p>124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53.64" table:formula="msoxl:=AVERAGE(B2:B6)" table:style-name="ce8">
            <text:p>553.6</text:p>
          </table:table-cell>
          <table:table-cell office:value-type="float" office:value="553.64" table:formula="msoxl:=AVERAGE(C2:C6)" table:style-name="ce8">
            <text:p>553.6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6.27256412108977" table:formula="msoxl:=IF(B8=0,0,MAX(SUMPRODUCT(B2:B6,B2:B6)/SUM(B2:B6)-B8,0))" table:style-name="ce8">
            <text:p>386.3</text:p>
          </table:table-cell>
          <table:table-cell office:value-type="float" office:value="386.27256412108977" table:formula="msoxl:=IF(C8=0,0,MAX(SUMPRODUCT(C2:C6,C2:C6)/SUM(C2:C6)-C8,0))" table:style-name="ce8">
            <text:p>386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4.98743587891033" table:formula="msoxl:=ABS(MAX(B2:B6)-B8-B9)" table:style-name="ce8">
            <text:p>125.0</text:p>
          </table:table-cell>
          <table:table-cell office:value-type="float" office:value="124.98743587891033" table:formula="msoxl:=ABS(MAX(C2:C6)-C8-C9)" table:style-name="ce8">
            <text:p>125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39.91256412108976" table:formula="msoxl:=B8+ B9" table:style-name="ce8">
            <text:p>939.9</text:p>
          </table:table-cell>
          <table:table-cell office:value-type="float" office:value="939.91256412108976" table:formula="msoxl:=C8+ C9" table:style-name="ce8">
            <text:p>939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" table:style-name="ce1">
            <text:p>15</text:p>
          </table:table-cell>
          <table:table-cell table:number-columns-repeated="1612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4799999999999995" table:formula="msoxl:=AVERAGE(B2:B6)" table:style-name="ce8">
            <text:p>3.5</text:p>
          </table:table-cell>
          <table:table-cell office:value-type="float" office:value="3.4799999999999995" table:formula="msoxl:=AVERAGE(C2:C6)" table:style-name="ce8">
            <text:p>3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039080459770121" table:formula="msoxl:=IF(B8=0,0,MAX(SUMPRODUCT(B2:B6,B2:B6)/SUM(B2:B6)-B8,0))" table:style-name="ce8">
            <text:p>2.1</text:p>
          </table:table-cell>
          <table:table-cell office:value-type="float" office:value="2.1039080459770121" table:formula="msoxl:=IF(C8=0,0,MAX(SUMPRODUCT(C2:C6,C2:C6)/SUM(C2:C6)-C8,0))" table:style-name="ce8">
            <text:p>2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160919540229884" table:formula="msoxl:=ABS(MAX(B2:B6)-B8-B9)" table:style-name="ce8">
            <text:p>1.9</text:p>
          </table:table-cell>
          <table:table-cell office:value-type="float" office:value="1.9160919540229884" table:formula="msoxl:=ABS(MAX(C2:C6)-C8-C9)" table:style-name="ce8">
            <text:p>1.9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5839080459770116" table:formula="msoxl:=B8+ B9" table:style-name="ce8">
            <text:p>5.6</text:p>
          </table:table-cell>
          <table:table-cell office:value-type="float" office:value="5.5839080459770116" table:formula="msoxl:=C8+ C9" table:style-name="ce8">
            <text:p>5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59999999999992" table:formula="msoxl:=AVERAGE(B2:B6)" table:style-name="ce8">
            <text:p>56.9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863876187277242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3911361238128279" table:formula="msoxl:=ABS(MAX(B2:B6)-B8-B9)" table:style-name="ce8">
            <text:p>0.3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7.6000000000004" table:style-name="ce1">
            <text:p>4267.6</text:p>
          </table:table-cell>
          <table:table-cell office:value-type="float" office:value="3577.3" table:style-name="ce1">
            <text:p>3577.3</text:p>
          </table:table-cell>
          <table:table-cell office:value-type="float" office:value="690.3" table:style-name="ce1">
            <text:p>690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7.1" table:style-name="ce1">
            <text:p>687.1</text:p>
          </table:table-cell>
          <table:table-cell office:value-type="float" office:value="2329.3000000000002" table:style-name="ce1">
            <text:p>2329.3</text:p>
          </table:table-cell>
          <table:table-cell office:value-type="float" office:value="-1" table:style-name="ce1">
            <text:p>-1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414.8" table:style-name="ce1">
            <text:p>414.8</text:p>
          </table:table-cell>
          <table:table-cell table:number-columns-repeated="1636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1.2" table:style-name="ce1">
            <text:p>4231.2</text:p>
          </table:table-cell>
          <table:table-cell office:value-type="float" office:value="3541.8" table:style-name="ce1">
            <text:p>3541.8</text:p>
          </table:table-cell>
          <table:table-cell office:value-type="float" office:value="689.3" table:style-name="ce1">
            <text:p>68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8" table:style-name="ce1">
            <text:p>712.8</text:p>
          </table:table-cell>
          <table:table-cell office:value-type="float" office:value="2346.9" table:style-name="ce1">
            <text:p>2346.9</text:p>
          </table:table-cell>
          <table:table-cell office:value-type="float" office:value="-1" table:style-name="ce1">
            <text:p>-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434.4" table:style-name="ce1">
            <text:p>434.4</text:p>
          </table:table-cell>
          <table:table-cell table:number-columns-repeated="1636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99" table:style-name="ce1">
            <text:p>4199</text:p>
          </table:table-cell>
          <table:table-cell office:value-type="float" office:value="3509.7" table:style-name="ce1">
            <text:p>3509.7</text:p>
          </table:table-cell>
          <table:table-cell office:value-type="float" office:value="689.3" table:style-name="ce1">
            <text:p>68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5" table:style-name="ce1">
            <text:p>716.5</text:p>
          </table:table-cell>
          <table:table-cell office:value-type="float" office:value="2376.1" table:style-name="ce1">
            <text:p>2376.1</text:p>
          </table:table-cell>
          <table:table-cell office:value-type="float" office:value="-1" table:style-name="ce1">
            <text:p>-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436.2" table:style-name="ce1">
            <text:p>436.2</text:p>
          </table:table-cell>
          <table:table-cell table:number-columns-repeated="1636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72.8" table:style-name="ce1">
            <text:p>4172.8</text:p>
          </table:table-cell>
          <table:table-cell office:value-type="float" office:value="3487.5" table:style-name="ce1">
            <text:p>3487.5</text:p>
          </table:table-cell>
          <table:table-cell office:value-type="float" office:value="685.3" table:style-name="ce1">
            <text:p>68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3" table:style-name="ce1">
            <text:p>745.3</text:p>
          </table:table-cell>
          <table:table-cell office:value-type="float" office:value="2397.3000000000002" table:style-name="ce1">
            <text:p>2397.3</text:p>
          </table:table-cell>
          <table:table-cell office:value-type="float" office:value="-1" table:style-name="ce1">
            <text:p>-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437.2" table:style-name="ce1">
            <text:p>437.2</text:p>
          </table:table-cell>
          <table:table-cell table:number-columns-repeated="1636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1.8" table:style-name="ce1">
            <text:p>4201.8</text:p>
          </table:table-cell>
          <table:table-cell office:value-type="float" office:value="3513.7" table:style-name="ce1">
            <text:p>3513.7</text:p>
          </table:table-cell>
          <table:table-cell office:value-type="float" office:value="688.1" table:style-name="ce1">
            <text:p>68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4" table:style-name="ce1">
            <text:p>717.4</text:p>
          </table:table-cell>
          <table:table-cell office:value-type="float" office:value="2382.6" table:style-name="ce1">
            <text:p>2382.6</text:p>
          </table:table-cell>
          <table:table-cell office:value-type="float" office:value="-1" table:style-name="ce1">
            <text:p>-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424.9" table:style-name="ce1">
            <text:p>424.9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753" table:style-name="ce1">
            <text:p>4753</text:p>
          </table:table-cell>
          <table:table-cell office:value-type="float" office:value="268.5" table:style-name="ce1">
            <text:p>268.5</text:p>
          </table:table-cell>
          <table:table-cell office:value-type="float" office:value="4753" table:style-name="ce1">
            <text:p>4753</text:p>
          </table:table-cell>
          <table:table-cell office:value-type="float" office:value="759.2" table:style-name="ce1">
            <text:p>759.2</text:p>
          </table:table-cell>
          <table:table-cell office:value-type="float" office:value="9506" table:style-name="ce1">
            <text:p>9506</text:p>
          </table:table-cell>
          <table:table-cell office:value-type="float" office:value="1027.7" table:style-name="ce1">
            <text:p>1027.7</text:p>
          </table:table-cell>
          <table:table-cell office:value-type="float" office:value="5021.5" table:style-name="ce1">
            <text:p>5021.5</text:p>
          </table:table-cell>
          <table:table-cell office:value-type="float" office:value="-5512.2" table:style-name="ce1">
            <text:p>-5512.2</text:p>
          </table:table-cell>
          <table:table-cell table:number-columns-repeated="16375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73.2" table:style-name="ce1">
            <text:p>73.2</text:p>
          </table:table-cell>
          <table:table-cell office:value-type="float" office:value="0" table:style-name="ce1">
            <text:p>0</text:p>
          </table:table-cell>
          <table:table-cell office:value-type="float" office:value="77.3" table:style-name="ce1">
            <text:p>77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-73.2" table:style-name="ce1">
            <text:p>-73.2</text:p>
          </table:table-cell>
          <table:table-cell table:number-columns-repeated="16375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7592.5" table:style-name="ce1">
            <text:p>7592.5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7592.5" table:style-name="ce1">
            <text:p>7592.5</text:p>
          </table:table-cell>
          <table:table-cell office:value-type="float" office:value="1174.9000000000001" table:style-name="ce1">
            <text:p>1174.9</text:p>
          </table:table-cell>
          <table:table-cell office:value-type="float" office:value="15185" table:style-name="ce1">
            <text:p>15185</text:p>
          </table:table-cell>
          <table:table-cell office:value-type="float" office:value="1245.3000000000002" table:style-name="ce1">
            <text:p>1245.3</text:p>
          </table:table-cell>
          <table:table-cell office:value-type="float" office:value="7662.9" table:style-name="ce1">
            <text:p>7662.9</text:p>
          </table:table-cell>
          <table:table-cell office:value-type="float" office:value="-8767.4" table:style-name="ce1">
            <text:p>-8767.4</text:p>
          </table:table-cell>
          <table:table-cell table:number-columns-repeated="16375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5213.8999999999996" table:style-name="ce1">
            <text:p>5213.9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5213.8999999999996" table:style-name="ce1">
            <text:p>5213.9</text:p>
          </table:table-cell>
          <table:table-cell office:value-type="float" office:value="426.1" table:style-name="ce1">
            <text:p>426.1</text:p>
          </table:table-cell>
          <table:table-cell office:value-type="float" office:value="10427.799999999999" table:style-name="ce1">
            <text:p>10427.8</text:p>
          </table:table-cell>
          <table:table-cell office:value-type="float" office:value="461.3" table:style-name="ce1">
            <text:p>461.3</text:p>
          </table:table-cell>
          <table:table-cell office:value-type="float" office:value="5249.0999999999995" table:style-name="ce1">
            <text:p>5249.1</text:p>
          </table:table-cell>
          <table:table-cell office:value-type="float" office:value="-5640" table:style-name="ce1">
            <text:p>-564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511.88" table:formula="msoxl:=AVERAGE(B2:B6)" table:style-name="ce8">
            <text:p>3511.9</text:p>
          </table:table-cell>
          <table:table-cell office:value-type="float" office:value="75.78" table:formula="msoxl:=AVERAGE(C2:C6)" table:style-name="ce8">
            <text:p>75.8</text:p>
          </table:table-cell>
          <table:table-cell office:value-type="float" office:value="3511.88" table:formula="msoxl:=AVERAGE(D2:D6)" table:style-name="ce8">
            <text:p>3511.9</text:p>
          </table:table-cell>
          <table:table-cell office:value-type="float" office:value="486.72000000000008" table:formula="msoxl:=AVERAGE(E2:E6)" table:style-name="ce8">
            <text:p>486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605.7446602959089" table:formula="msoxl:=IF(B8=0,0,MAX(SUMPRODUCT(B2:B6,B2:B6)/SUM(B2:B6)-B8,0))" table:style-name="ce8">
            <text:p>2605.7</text:p>
          </table:table-cell>
          <table:table-cell office:value-type="float" office:value="130.88336764317759" table:formula="msoxl:=IF(C8=0,0,MAX(SUMPRODUCT(C2:C6,C2:C6)/SUM(C2:C6)-C8,0))" table:style-name="ce8">
            <text:p>130.9</text:p>
          </table:table-cell>
          <table:table-cell office:value-type="float" office:value="2605.7446602959089" table:formula="msoxl:=IF(D8=0,0,MAX(SUMPRODUCT(D2:D6,D2:D6)/SUM(D2:D6)-D8,0))" table:style-name="ce8">
            <text:p>2605.7</text:p>
          </table:table-cell>
          <table:table-cell office:value-type="float" office:value="394.15366042077568" table:formula="msoxl:=IF(E8=0,0,MAX(SUMPRODUCT(E2:E6,E2:E6)/SUM(E2:E6)-E8,0))" table:style-name="ce8">
            <text:p>394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74.8753397040909" table:formula="msoxl:=ABS(MAX(B2:B6)-B8-B9)" table:style-name="ce8">
            <text:p>1474.9</text:p>
          </table:table-cell>
          <table:table-cell office:value-type="float" office:value="61.836632356822406" table:formula="msoxl:=ABS(MAX(C2:C6)-C8-C9)" table:style-name="ce8">
            <text:p>61.8</text:p>
          </table:table-cell>
          <table:table-cell office:value-type="float" office:value="1474.8753397040909" table:formula="msoxl:=ABS(MAX(D2:D6)-D8-D9)" table:style-name="ce8">
            <text:p>1474.9</text:p>
          </table:table-cell>
          <table:table-cell office:value-type="float" office:value="294.02633957922438" table:formula="msoxl:=ABS(MAX(E2:E6)-E8-E9)" table:style-name="ce8">
            <text:p>294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14719.8" table:style-name="ce1">
            <text:p>14719.8</text:p>
          </table:table-cell>
          <table:table-cell office:value-type="float" office:value="801.8" table:style-name="ce1">
            <text:p>801.8</text:p>
          </table:table-cell>
          <table:table-cell office:value-type="float" office:value="14719.8" table:style-name="ce1">
            <text:p>14719.8</text:p>
          </table:table-cell>
          <table:table-cell office:value-type="float" office:value="1303.5999999999999" table:style-name="ce1">
            <text:p>1303.6</text:p>
          </table:table-cell>
          <table:table-cell table:number-columns-repeated="16379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43543.6" table:style-name="ce1">
            <text:p>43543.6</text:p>
          </table:table-cell>
          <table:table-cell office:value-type="float" office:value="27.4" table:style-name="ce1">
            <text:p>27.4</text:p>
          </table:table-cell>
          <table:table-cell office:value-type="float" office:value="43543.6" table:style-name="ce1">
            <text:p>43543.6</text:p>
          </table:table-cell>
          <table:table-cell office:value-type="float" office:value="60.8" table:style-name="ce1">
            <text:p>60.8</text:p>
          </table:table-cell>
          <table:table-cell table:number-columns-repeated="16379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27587.599999999999" table:style-name="ce1">
            <text:p>27587.6</text:p>
          </table:table-cell>
          <table:table-cell office:value-type="float" office:value="439.8" table:style-name="ce1">
            <text:p>439.8</text:p>
          </table:table-cell>
          <table:table-cell office:value-type="float" office:value="27587.599999999999" table:style-name="ce1">
            <text:p>27587.6</text:p>
          </table:table-cell>
          <table:table-cell office:value-type="float" office:value="967.8" table:style-name="ce1">
            <text:p>967.8</text:p>
          </table:table-cell>
          <table:table-cell table:number-columns-repeated="16379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18456.599999999999" table:style-name="ce1">
            <text:p>18456.6</text:p>
          </table:table-cell>
          <table:table-cell office:value-type="float" office:value="183.6" table:style-name="ce1">
            <text:p>183.6</text:p>
          </table:table-cell>
          <table:table-cell office:value-type="float" office:value="18456.599999999999" table:style-name="ce1">
            <text:p>18456.6</text:p>
          </table:table-cell>
          <table:table-cell office:value-type="float" office:value="383.4" table:style-name="ce1">
            <text:p>383.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861.52" table:formula="msoxl:=AVERAGE(B2:B6)" table:style-name="ce8">
            <text:p>20861.5</text:p>
          </table:table-cell>
          <table:table-cell office:value-type="float" office:value="292.15999999999997" table:formula="msoxl:=AVERAGE(C2:C6)" table:style-name="ce8">
            <text:p>292.2</text:p>
          </table:table-cell>
          <table:table-cell office:value-type="float" office:value="20861.52" table:formula="msoxl:=AVERAGE(D2:D6)" table:style-name="ce8">
            <text:p>20861.5</text:p>
          </table:table-cell>
          <table:table-cell office:value-type="float" office:value="543.29999999999995" table:formula="msoxl:=AVERAGE(E2:E6)" table:style-name="ce8">
            <text:p>54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955.4038897261526" table:formula="msoxl:=IF(B8=0,0,MAX(SUMPRODUCT(B2:B6,B2:B6)/SUM(B2:B6)-B8,0))" table:style-name="ce8">
            <text:p>9955.4</text:p>
          </table:table-cell>
          <table:table-cell office:value-type="float" office:value="303.97515881708648" table:formula="msoxl:=IF(C8=0,0,MAX(SUMPRODUCT(C2:C6,C2:C6)/SUM(C2:C6)-C8,0))" table:style-name="ce8">
            <text:p>304.0</text:p>
          </table:table-cell>
          <table:table-cell office:value-type="float" office:value="9955.4038897261526" table:formula="msoxl:=IF(D8=0,0,MAX(SUMPRODUCT(D2:D6,D2:D6)/SUM(D2:D6)-D8,0))" table:style-name="ce8">
            <text:p>9955.4</text:p>
          </table:table-cell>
          <table:table-cell office:value-type="float" office:value="482.54311062028341" table:formula="msoxl:=IF(E8=0,0,MAX(SUMPRODUCT(E2:E6,E2:E6)/SUM(E2:E6)-E8,0))" table:style-name="ce8">
            <text:p>48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726.676110273846" table:formula="msoxl:=ABS(MAX(B2:B6)-B8-B9)" table:style-name="ce8">
            <text:p>12726.7</text:p>
          </table:table-cell>
          <table:table-cell office:value-type="float" office:value="205.66484118291351" table:formula="msoxl:=ABS(MAX(C2:C6)-C8-C9)" table:style-name="ce8">
            <text:p>205.7</text:p>
          </table:table-cell>
          <table:table-cell office:value-type="float" office:value="12726.676110273846" table:formula="msoxl:=ABS(MAX(D2:D6)-D8-D9)" table:style-name="ce8">
            <text:p>12726.7</text:p>
          </table:table-cell>
          <table:table-cell office:value-type="float" office:value="277.75688937971654" table:formula="msoxl:=ABS(MAX(E2:E6)-E8-E9)" table:style-name="ce8">
            <text:p>277.8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8085.5" table:style-name="ce1">
            <text:p>1808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48585.9" table:style-name="ce1">
            <text:p>4858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31363.7" table:style-name="ce1">
            <text:p>3136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527.7" table:style-name="ce1">
            <text:p>2152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9" table:style-name="ce1">
            <text:p>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8" table:style-name="ce1">
            <text:p>1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32" table:style-name="ce1">
            <text:p>2832</text:p>
          </table:table-cell>
          <table:table-cell office:value-type="float" office:value="-1" table:style-name="ce1">
            <text:p>-1</text:p>
          </table:table-cell>
          <table:table-cell office:value-type="float" office:value="8303" table:style-name="ce1">
            <text:p>8303</text:p>
          </table:table-cell>
          <table:table-cell office:value-type="float" office:value="452" table:style-name="ce1">
            <text:p>452</text:p>
          </table:table-cell>
          <table:table-cell office:value-type="float" office:value="-1" table:style-name="ce1">
            <text:p>-1</text:p>
          </table:table-cell>
          <table:table-cell office:value-type="float" office:value="190472" table:style-name="ce1">
            <text:p>1904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317" table:style-name="ce1">
            <text:p>3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3" table:style-name="ce1">
            <text:p>1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8" table:style-name="ce1">
            <text:p>1718</text:p>
          </table:table-cell>
          <table:table-cell office:value-type="float" office:value="0" table:style-name="ce1">
            <text:p>0</text:p>
          </table:table-cell>
          <table:table-cell office:value-type="float" office:value="-6852" table:style-name="ce1">
            <text:p>-68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473" table:style-name="ce1">
            <text:p>-1904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46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3" table:style-name="ce1">
            <text:p>6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4017" table:style-name="ce1">
            <text:p>4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8062" table:style-name="ce1">
            <text:p>198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5" table:style-name="ce1">
            <text:p>8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68" table:style-name="ce1">
            <text:p>-1868</text:p>
          </table:table-cell>
          <table:table-cell office:value-type="float" office:value="0" table:style-name="ce1">
            <text:p>0</text:p>
          </table:table-cell>
          <table:table-cell office:value-type="float" office:value="-4487" table:style-name="ce1">
            <text:p>-4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8062" table:style-name="ce1">
            <text:p>-19806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table:number-columns-repeated="16346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9" table:style-name="ce1">
            <text:p>7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7" table:style-name="ce1">
            <text:p>-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3" table:style-name="ce1">
            <text:p>1713</text:p>
          </table:table-cell>
          <table:table-cell office:value-type="float" office:value="0" table:style-name="ce1">
            <text:p>0</text:p>
          </table:table-cell>
          <table:table-cell office:value-type="float" office:value="5309" table:style-name="ce1">
            <text:p>5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2" table:style-name="ce1">
            <text:p>-42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40M31.000S" table:style-name="ce9">
            <text:p>10:40:3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40M31.000S" table:style-name="ce10">
            <text:p>10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41M1.000S" table:style-name="ce9">
            <text:p>10:41:0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41M1.000S" table:style-name="ce10">
            <text:p>10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41M31.000S" table:style-name="ce9">
            <text:p>10:41:3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41M31.000S" table:style-name="ce10">
            <text:p>10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42M1.000S" table:style-name="ce9">
            <text:p>10:42:0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42M1.000S" table:style-name="ce10">
            <text:p>10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42M31.000S" table:style-name="ce9">
            <text:p>10:42:3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42M31.000S" table:style-name="ce10">
            <text:p>10:42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89.5" table:style-name="ce1">
            <text:p>89.5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39.5" table:style-name="ce1">
            <text:p>39.5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53.3" table:style-name="ce1">
            <text:p>53.3</text:p>
          </table:table-cell>
          <table:table-cell office:value-type="float" office:value="46.7" table:style-name="ce1">
            <text:p>46.7</text:p>
          </table:table-cell>
          <table:table-cell table:number-columns-repeated="1637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82.5" table:style-name="ce1">
            <text:p>82.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99.1" table:style-name="ce1">
            <text:p>99.1</text:p>
          </table:table-cell>
          <table:table-cell table:number-columns-repeated="1637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65.7" table:style-name="ce1">
            <text:p>65.7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84.5" table:style-name="ce1">
            <text:p>84.5</text:p>
          </table:table-cell>
          <table:table-cell table:number-columns-repeated="1637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39.1" table:style-name="ce1">
            <text:p>39.1</text:p>
          </table:table-cell>
          <table:table-cell office:value-type="float" office:value="24.5" table:style-name="ce1">
            <text:p>24.5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6" table:style-name="ce1">
            <text:p>63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019999999999996" table:style-name="ce1">
            <text:p>47.02</text:p>
          </table:table-cell>
          <table:table-cell office:value-type="float" office:value="13.76" table:style-name="ce1">
            <text:p>13.76</text:p>
          </table:table-cell>
          <table:table-cell office:value-type="float" office:value="0.1" table:style-name="ce1">
            <text:p>0.1</text:p>
          </table:table-cell>
          <table:table-cell office:value-type="float" office:value="39.080000000000005" table:style-name="ce1">
            <text:p>39.08</text:p>
          </table:table-cell>
          <table:table-cell office:value-type="float" office:value="60.780000000000008" table:style-name="ce1">
            <text:p>60.7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8.6" table:style-name="ce1">
            <text:p>8.6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88.7" table:style-name="ce1">
            <text:p>88.7</text:p>
          </table:table-cell>
          <table:table-cell office:value-type="float" office:value="10.5" table:style-name="ce1">
            <text:p>10.5</text:p>
          </table:table-cell>
          <table:table-cell table:number-columns-repeated="1637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8.5" table:style-name="ce1">
            <text:p>48.5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2.9" table:style-name="ce1">
            <text:p>42.9</text:p>
          </table:table-cell>
          <table:table-cell office:value-type="float" office:value="57.1" table:style-name="ce1">
            <text:p>57.1</text:p>
          </table:table-cell>
          <table:table-cell table:number-columns-repeated="1637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76.8" table:style-name="ce1">
            <text:p>76.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68" table:style-name="ce1">
            <text:p>68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83.9" table:style-name="ce1">
            <text:p>83.9</text:p>
          </table:table-cell>
          <table:table-cell table:number-columns-repeated="1637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41.9" table:style-name="ce1">
            <text:p>41.9</text:p>
          </table:table-cell>
          <table:table-cell office:value-type="float" office:value="22.7" table:style-name="ce1">
            <text:p>22.7</text:p>
          </table:table-cell>
          <table:table-cell office:value-type="float" office:value="0.1" table:style-name="ce1">
            <text:p>0.1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64.599999999999994" table:style-name="ce1">
            <text:p>64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760000000000005" table:style-name="ce1">
            <text:p>48.76</text:p>
          </table:table-cell>
          <table:table-cell office:value-type="float" office:value="13.24" table:style-name="ce1">
            <text:p>13.24</text:p>
          </table:table-cell>
          <table:table-cell office:value-type="float" office:value="0.18" table:style-name="ce1">
            <text:p>0.18</text:p>
          </table:table-cell>
          <table:table-cell office:value-type="float" office:value="37.819999999999993" table:style-name="ce1">
            <text:p>37.82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7.4" table:style-name="ce1">
            <text:p>7.4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float" office:value="90.5" table:style-name="ce1">
            <text:p>90.5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7.1" table:style-name="ce1">
            <text:p>47.1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4.3" table:style-name="ce1">
            <text:p>44.3</text:p>
          </table:table-cell>
          <table:table-cell office:value-type="float" office:value="55.7" table:style-name="ce1">
            <text:p>55.7</text:p>
          </table:table-cell>
          <table:table-cell table:number-columns-repeated="1637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76.7" table:style-name="ce1">
            <text:p>76.7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00000000000011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73.2" table:style-name="ce1">
            <text:p>73.2</text:p>
          </table:table-cell>
          <table:table-cell office:value-type="float" office:value="15.7" table:style-name="ce1">
            <text:p>15.7</text:p>
          </table:table-cell>
          <table:table-cell office:value-type="float" office:value="0.1" table:style-name="ce1">
            <text:p>0.1</text:p>
          </table:table-cell>
          <table:table-cell office:value-type="float" office:value="11.1" table:style-name="ce1">
            <text:p>11.1</text:p>
          </table:table-cell>
          <table:table-cell office:value-type="float" office:value="88.9" table:style-name="ce1">
            <text:p>88.9</text:p>
          </table:table-cell>
          <table:table-cell table:number-columns-repeated="1637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42" table:style-name="ce1">
            <text:p>42</text:p>
          </table:table-cell>
          <table:table-cell office:value-type="float" office:value="28.1" table:style-name="ce1">
            <text:p>28.1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70.099999999999994" table:style-name="ce1">
            <text:p>7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279999999999994" table:style-name="ce1">
            <text:p>49.28</text:p>
          </table:table-cell>
          <table:table-cell office:value-type="float" office:value="14.239999999999998" table:style-name="ce1">
            <text:p>14.24</text:p>
          </table:table-cell>
          <table:table-cell office:value-type="float" office:value="0.1" table:style-name="ce1">
            <text:p>0.1</text:p>
          </table:table-cell>
          <table:table-cell office:value-type="float" office:value="36.4" table:style-name="ce1">
            <text:p>36.4</text:p>
          </table:table-cell>
          <table:table-cell office:value-type="float" office:value="63.52" table:style-name="ce1">
            <text:p>63.5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40M31.000S" table:style-name="ce9">
            <text:p>10:40:3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float" office:value="89" table:style-name="ce1">
            <text:p>89</text:p>
          </table:table-cell>
          <table:table-cell office:value-type="float" office:value="10.6" table:style-name="ce1">
            <text:p>10.6</text:p>
          </table:table-cell>
          <table:table-cell table:number-columns-repeated="16378"/>
        </table:table-row>
        <table:table-row table:style-name="ro1">
          <table:table-cell office:value-type="time" office:time-value="PT984130H41M1.000S" table:style-name="ce9">
            <text:p>10:41:01</text:p>
          </table:table-cell>
          <table:table-cell office:value-type="float" office:value="48.1" table:style-name="ce1">
            <text:p>48.1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56.7" table:style-name="ce1">
            <text:p>56.7</text:p>
          </table:table-cell>
          <table:table-cell table:number-columns-repeated="16378"/>
        </table:table-row>
        <table:table-row table:style-name="ro1">
          <table:table-cell office:value-type="time" office:time-value="PT984130H41M31.000S" table:style-name="ce9">
            <text:p>10:41:31</text:p>
          </table:table-cell>
          <table:table-cell office:value-type="float" office:value="76.8" table:style-name="ce1">
            <text:p>76.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699999999999989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4130H42M1.000S" table:style-name="ce9">
            <text:p>10:42:01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.3" table:style-name="ce1">
            <text:p>0.3</text:p>
          </table:table-cell>
          <table:table-cell office:value-type="float" office:value="14.2" table:style-name="ce1">
            <text:p>14.2</text:p>
          </table:table-cell>
          <table:table-cell office:value-type="float" office:value="85.5" table:style-name="ce1">
            <text:p>85.5</text:p>
          </table:table-cell>
          <table:table-cell table:number-columns-repeated="16378"/>
        </table:table-row>
        <table:table-row table:style-name="ro1">
          <table:table-cell office:value-type="time" office:time-value="PT984130H42M31.000S" table:style-name="ce9">
            <text:p>10:42:31</text:p>
          </table:table-cell>
          <table:table-cell office:value-type="float" office:value="42.6" table:style-name="ce1">
            <text:p>42.6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92" table:style-name="ce1">
            <text:p>48.92</text:p>
          </table:table-cell>
          <table:table-cell office:value-type="float" office:value="13.540000000000001" table:style-name="ce1">
            <text:p>13.54</text:p>
          </table:table-cell>
          <table:table-cell office:value-type="float" office:value="0.13999999999999999" table:style-name="ce1">
            <text:p>0.14</text:p>
          </table:table-cell>
          <table:table-cell office:value-type="float" office:value="37.379999999999995" table:style-name="ce1">
            <text:p>37.38</text:p>
          </table:table-cell>
          <table:table-cell office:value-type="float" office:value="62.46" table:style-name="ce1">
            <text:p>62.4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4-06T05:56:05Z</meta:creation-date>
    <dc:date>2012-04-06T05:56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